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reported-by-l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reported-by-l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295">
            <text:p>2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">
            <text:p>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897">
            <text:p>248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62">
            <text:p>6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058">
            <text:p>2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304">
            <text:p>13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6">
            <text:p>6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480">
            <text:p>1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5001">
            <text:p>250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5001">
            <text:p>250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04">
            <text:p>79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reported-by-l" style:display-name="PageStyle_criminal-offenses-reported-by-l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